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4f22" officeooo:paragraph-rsid="00074f22"/>
    </style:style>
    <style:style style:name="P2" style:family="paragraph" style:parent-style-name="Standard">
      <style:text-properties officeooo:rsid="000810b0" officeooo:paragraph-rsid="000810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Analyse</text:p>
      <text:p text:style-name="P2"><text:tab/>2)<text:tab/>Entwurf</text:p>
      <text:p text:style-name="P2"><text:tab/>3)<text:tab/>Realisierung</text:p>
      <text:p text:style-name="P2"><text:tab/>4)<text:tab/>Test, Abnahme und Einführung</text:p>
      <text:p text:style-name="P2"><text:tab/>5)<text:tab/>Dokumentation</text:p>
      <text:p text:style-name="P2">3.3<text:tab/>Teilaufgaben auflisten</text:p>
      <text:p text:style-name="P2"><text:tab/>zu 1)<text:tab/></text:p>
      <text:p text:style-name="P2">-<text:tab/>Mock-Up analysieren (1h)</text:p>
      <text:p text:style-name="P2">-<text:tab/>notwendige Kommunikation zwischen Client und Server ermitteln (2h)</text:p>
      <text:p text:style-name="P2">-<text:tab/>Ermittlung von Use-Cases (2h)</text:p>
      <text:p text:style-name="P2">-<text:tab/>Beteiligte Entitäten ermitteln (2h)</text:p>
      <text:p text:style-name="P2">-<text:tab/>Beziehung der Entitäten ermitteln (2h)</text:p>
      <text:p text:style-name="P2">-<text:tab/>Programmablauf ermitteln (2h)<text:tab/></text:p>
      <text:p text:style-name="P2"><text:tab/>zu 2)</text:p>
      <text:p text:style-name="P2">-<text:tab/>Domänenmodell erstellen (2h)</text:p>
      <text:p text:style-name="P2">-<text:tab/>Definition der Endpoints des Webservices (4h)</text:p>
      <text:p text:style-name="P2"><text:tab/>zu 3)</text:p>
      <text:p text:style-name="P2">-<text:tab/>Implementierung / Realisierung (35h)</text:p>
      <text:p text:style-name="P2"><text:tab/>zu 4)</text:p>
      <text:p text:style-name="P2">-<text:tab/>Tests durchführen, Debugging (2h)</text:p>
      <text:p text:style-name="P2"><text:tab/>zu 5)</text:p>
      <text:p text:style-name="P2">-<text:tab/>Erstellen der Dokumentation (16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1:26:19.482000000</dc:date>
    <meta:editing-duration>PT11M22S</meta:editing-duration>
    <meta:editing-cycles>4</meta:editing-cycles>
    <meta:generator>LibreOffice/5.0.5.2$Windows_X86_64 LibreOffice_project/55b006a02d247b5f7215fc6ea0fde844b30035b3</meta:generator>
    <meta:document-statistic meta:table-count="0" meta:image-count="0" meta:object-count="0" meta:page-count="2" meta:paragraph-count="48" meta:word-count="677" meta:character-count="5234" meta:non-whitespace-character-count="4576"/>
  </office:meta>
</office:document-meta>
</file>